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City of Solidaridad in the Quintana Roo state of Mexico, SWEAR THAT:</text:p>
      <text:p text:style-name="P6"/>
      <text:p text:style-name="P3">I served Minister of Public Safety and Emergency Preparedness with Motion Record containing Notice of Motion to appeal Protonotary's Orders by sending a copy by fax on November 23, 2017 to Eric Peterson, solicitor for the Defendant, at (416) 973-5004.</text:p>
      <text:p text:style-name="P3"/>
      <text:p text:style-name="P3">Sworn before me at the City of Solidaridad <text:s text:c="2"/>in the Quintana Roo State of Mexico on November 29, 2017.</text:p>
      <text:p text:style-name="P3"/>
      <text:p text:style-name="P3"/>
      <text:p text:style-name="P3">______________________________________</text:p>
      <text:p text:style-name="P3">Commissioner for Taking Affidavits</text:p>
      <text:p text:style-name="P3">(or as the case may be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  <text:p text:style-name="P14"><text:span text:style-name="T1">FORMULARIO 146A</text:span> -Regla 146</text:p>
      <text:p text:style-name="P4"/>
      <text:p text:style-name="P9">ACUERDO DE SERVICIO</text:p>
      <text:p text:style-name="P4"/>
      <text:p text:style-name="P5">T-1450-15</text:p>
      <text:p text:style-name="P2"/>
      <text:p text:style-name="P11"/>
      <text:p text:style-name="P10">CORTE FEDERAL DE CANADÁ</text:p>
      <text:p text:style-name="Standard"/>
      <text:p text:style-name="Standard"/>
      <text:p text:style-name="P1">ENTRE:</text:p>
      <text:p text:style-name="P11"/>
      <text:p text:style-name="P10">Radu Hociung</text:p>
      <text:p text:style-name="P7">Demandante</text:p>
      <text:p text:style-name="P11"/>
      <text:p text:style-name="P8">y</text:p>
      <text:p text:style-name="P11"/>
      <text:p text:style-name="P10">Ministro de Seguridad Pública y Preparación para Emergencias</text:p>
      <text:p text:style-name="P5">Acusado</text:p>
      <text:p text:style-name="P4"/>
      <text:p text:style-name="P9">ACUERDO DE SERVICIO</text:p>
      <text:p text:style-name="P12"/>
      <text:p text:style-name="P6"/>
      <text:p text:style-name="P6"><text:tab/>Yo, Radu Hociung, de la Ciudad de Solidaridad en el Estado de Quintana Roo de Mexico, JURAMOS QUE:</text:p>
      <text:p text:style-name="P6"/>
      <text:p text:style-name="P3">He servido al Ministro de Seguridad Pública y Preparación de Emergencias con Registro de movimiento que contiene una notificación de moción para apelar órdenes de protonotarios enviando una copia por fax el 23 de noviembre de 2017 a Eric Peterson, abogado de la Demandada, al (416) 973-5004</text:p>
      <text:p text:style-name="P3"/>
      <text:p text:style-name="P3">Jurado ante mí en la Ciudad de Solidaridad en el <text:s/>Quintana Roo de Mexico el 29 de noviembre de 2017.</text:p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7-11-29T14:40:48.08</dc:date>
    <meta:generator>OpenOffice/4.0.1$Win32 OpenOffice.org_project/401m5$Build-9714</meta:generator>
    <meta:editing-duration>PT3H1M54S</meta:editing-duration>
    <meta:editing-cycles>7</meta:editing-cycles>
    <meta:document-statistic meta:table-count="0" meta:image-count="0" meta:object-count="0" meta:page-count="2" meta:paragraph-count="42" meta:word-count="254" meta:character-count="1639"/>
  </office:meta>
</office:document-meta>
</file>